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njaliOldLipi" svg:font-family="AnjaliOldLip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66cm" fo:min-width="2.10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687cm" fo:min-width="4.10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72cm" fo:min-width="3.99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792cm" fo:min-width="6.18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111cm" fo:min-width="5.84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stroke="dash" draw:stroke-dash="Ultrafine_20_2_20_Dots_20_3_20_Dashes" svg:stroke-width="0cm" svg:stroke-color="#000000" draw:marker-start-width="0.353cm" draw:marker-end-width="0.353cm" draw:fill="none" draw:fill-color="#ffffff" fo:min-height="6.296cm" fo:padding-top="-0.098cm" fo:padding-bottom="-0.098cm" fo:padding-left="-0.098cm" fo:padding-right="-0.098cm"/>
      <style:paragraph-properties style:writing-mode="lr-tb"/>
    </style:style>
    <style:style style:name="gr8" style:family="graphic" style:parent-style-name="standard">
      <style:graphic-properties draw:stroke="dash" draw:stroke-dash="_32__20_Dots_20_1_20_Dash" svg:stroke-color="#000000" draw:fill="none" draw:fill-color="#ffffff" fo:min-height="12.14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AnjaliOldLipi" fo:font-size="12pt" style:font-size-asian="12pt" style:font-size-complex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njaliOldLipi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88cm" svg:height="1.154cm" svg:x="13.238cm" svg:y="4.1cm">
          <text:p text:style-name="P1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609cm" svg:height="2.937cm" svg:x="12.892cm" svg:y="7.037cm">
          <text:p text:style-name="P1">DISTANCIA</text:p>
          <text:p text:style-name="P1">TEMPO</text:p>
          <text:p text:style-name="P1"><text:s/>VSOM = 340</text:p>
          <text:p text:style-name="P1">DISTANCIA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94cm" svg:height="3.147cm" svg:x="13.007cm" svg:y="11.548cm">
          <text:p text:style-name="P1">TEMPO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1" draw:layer="layout" svg:width="6.685cm" svg:height="3.042cm" svg:x="12.2cm" svg:y="16.898cm">
          <text:p text:style-name="P1">DISTANCIA = </text:p>
          <text:p text:style-name="P1">TEMPO * VSO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339cm" svg:height="2.937cm" svg:x="12.661cm" svg:y="22.563cm">
          <text:p text:style-name="P1">DISTANCIA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6" draw:text-style-name="P2" draw:layer="layout" svg:x1="15.081cm" svg:y1="5.988cm" svg:x2="15.081cm" svg:y2="6.827cm">
          <text:p/>
        </draw:line>
        <draw:line draw:style-name="gr6" draw:text-style-name="P2" draw:layer="layout" svg:x1="15.197cm" svg:y1="10.079cm" svg:x2="15.197cm" svg:y2="11.338cm">
          <text:p/>
        </draw:line>
        <draw:line draw:style-name="gr6" draw:text-style-name="P2" draw:layer="layout" svg:x1="15.542cm" svg:y1="15.22cm" svg:x2="15.542cm" svg:y2="16.374cm">
          <text:p/>
        </draw:line>
        <draw:line draw:style-name="gr6" draw:text-style-name="P2" draw:layer="layout" svg:x1="15.773cm" svg:y1="20.884cm" svg:x2="15.773cm" svg:y2="22.143cm">
          <text:p/>
        </draw:line>
        <draw:frame draw:name="Shape4" draw:style-name="gr7" draw:text-style-name="P3" draw:layer="layout" svg:width="9.448cm" svg:height="6.1cm" svg:x="1.352cm" svg:y="4.5cm">
          <draw:text-box>
            <text:p><text:span text:style-name="T1"><text:tab/></text:span></text:p>
            <text:p><text:span text:style-name="T1"><text:tab/></text:span><text:span text:style-name="T1">1 – DISTANCIA, TEMPO, VSOM = 340</text:span></text:p>
            <text:p><text:span text:style-name="T1"/></text:p>
            <text:p><text:span text:style-name="T1"><text:tab/></text:span><text:span text:style-name="T1">2 – TEMPO</text:span></text:p>
            <text:p><text:span text:style-name="T1"/></text:p>
            <text:p><text:span text:style-name="T1"><text:tab/></text:span><text:span text:style-name="T1">3 – DISTANCIA = TEMPO * VSOM </text:span></text:p>
            <text:p><text:span text:style-name="T1"/></text:p>
            <text:p><text:span text:style-name="T1"><text:tab/></text:span><text:span text:style-name="T1">4 - DISTANCIA</text:span></text:p>
          </draw:text-box>
        </draw:frame>
        <draw:frame draw:name="Shape17" draw:style-name="gr8" draw:text-style-name="P5" draw:layer="layout" svg:width="9.097cm" svg:height="12.393cm" svg:x="1.803cm" svg:y="12.407cm">
          <draw:text-box>
            <text:p text:style-name="P1"><text:span text:style-name="T2"/></text:p>
            <text:p text:style-name="P4"><text:span text:style-name="T3"><text:tab/></text:span><text:span text:style-name="T3">1 – apaga a tela</text:span></text:p>
            <text:p text:style-name="P4"><text:span text:style-name="T3"/></text:p>
            <text:p text:style-name="P4"><text:span text:style-name="T3"><text:tab/></text:span><text:span text:style-name="T3">2- configura idioma</text:span></text:p>
            <text:p text:style-name="P4"><text:span text:style-name="T3"/></text:p>
            <text:p text:style-name="P4"><text:span text:style-name="T4"><text:tab/></text:span><text:span text:style-name="T4">3 – Criar variaveis </text:span></text:p>
            <text:p text:style-name="P4"><text:span text:style-name="T3"><text:tab/></text:span><text:span text:style-name="T3">DISTANCIA,= 0. <text:s/></text:span></text:p>
            <text:p text:style-name="P4"><text:span text:style-name="T3"><text:tab/></text:span><text:span text:style-name="T3">TEMPO = 0</text:span></text:p>
            <text:p text:style-name="P4"><text:span text:style-name="T3"><text:tab/></text:span><text:span text:style-name="T3"> </text:span><text:span text:style-name="T3">VSOM = 340</text:span></text:p>
            <text:p text:style-name="P4"><text:span text:style-name="T3"/></text:p>
            <text:p text:style-name="P4"><text:span text:style-name="T3"><text:tab/></text:span><text:span text:style-name="T3">4 - Ler variavl TEMPO</text:span></text:p>
            <text:p text:style-name="P4"><text:span text:style-name="T3"/></text:p>
            <text:p text:style-name="P4"><text:span text:style-name="T3"><text:tab/></text:span><text:span text:style-name="T3">5 – DISTANCIA = TEMPO * SOM</text:span></text:p>
            <text:p text:style-name="P4"><text:span text:style-name="T3"/></text:p>
            <text:p text:style-name="P4"><text:span text:style-name="T3"><text:tab/></text:span><text:span text:style-name="T3">6 - Exibir DISTANCIA</text:span></text:p>
            <text:p text:style-name="P4"><text:span text:style-name="T3"/></text:p>
            <text:p text:style-name="P4"><text:span text:style-name="T3"><text:tab/></text:span><text:span text:style-name="T3">7 Pular uma linha</text:span></text:p>
            <text:p text:style-name="P4"><text:span text:style-name="T3"><text:tab/></text:span><text:span text:style-name="T3">8 Dar paus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njaliOldLipi" svg:font-family="AnjaliOldLip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0T09:59:57.667601411</meta:creation-date>
    <dc:date>2020-03-10T10:36:31.722737771</dc:date>
    <meta:editing-duration>PT9M53S</meta:editing-duration>
    <meta:editing-cycles>4</meta:editing-cycles>
    <meta:generator>LibreOffice/6.3.4.2$Linux_X86_64 LibreOffice_project/30$Build-2</meta:generator>
    <meta:document-statistic meta:object-count="11"/>
  </office:meta>
</office:document-meta>
</file>